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pt"/>
    </style:style>
    <style:style style:name="co2" style:family="table-column">
      <style:table-column-properties fo:break-before="auto" style:column-width="239.16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120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predictions_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10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dict</text:p>
          </table:table-cell>
          <table:table-cell table:number-columns-repeated="4"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ncFab-MFG-Blockchain-White-Paper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D2]=[.E2];[.E2]=[.F2]);[.D2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0363475513845E-140" calcext:value-type="float">
            <text:p>1.10363475513845E-140</text:p>
          </table:table-cell>
          <table:table-cell office:value-type="float" office:value="2.55744046953476E-151" calcext:value-type="float">
            <text:p>2.55744046953476E-15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jincoin_whitepaper.txt</text:p>
          </table:table-cell>
          <table:table-cell/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D3]=[.E3];[.E3]=[.F3]);[.D3]=&quot;best&quot;);1;0)" office:value-type="float" office:value="0" calcext:value-type="float">
            <text:p>0</text:p>
          </table:table-cell>
          <table:table-cell/>
          <table:table-cell office:value-type="float" office:value="1.07127303488954E-024" calcext:value-type="float">
            <text:p>1.07127303488954E-24</text:p>
          </table:table-cell>
          <table:table-cell office:value-type="float" office:value="1.24510652659864E-126" calcext:value-type="float">
            <text:p>1.24510652659864E-12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paper_en.txt</text:p>
          </table:table-cell>
          <table:table-cell/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D4]=[.E4];[.E4]=[.F4]);[.D4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5955859018373E-228" calcext:value-type="float">
            <text:p>4.55955859018373E-228</text:p>
          </table:table-cell>
          <table:table-cell office:value-type="float" office:value="9.29838311476619E-191" calcext:value-type="float">
            <text:p>9.29838311476619E-19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yonline.txt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D5]=[.E5];[.E5]=[.F5]);[.D5]=&quot;best&quot;);1;0)" office:value-type="float" office:value="0" calcext:value-type="float">
            <text:p>0</text:p>
          </table:table-cell>
          <table:table-cell/>
          <table:table-cell office:value-type="float" office:value="3.90686824803405E-039" calcext:value-type="float">
            <text:p>3.90686824803405E-39</text:p>
          </table:table-cell>
          <table:table-cell office:value-type="float" office:value="1" calcext:value-type="float">
            <text:p>1</text:p>
          </table:table-cell>
          <table:table-cell office:value-type="float" office:value="5.35613764296906E-125" calcext:value-type="float">
            <text:p>5.35613764296906E-125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ilgamesh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6]=[.E6];[.E6]=[.F6]);[.D6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.46149314834928E-262" calcext:value-type="float">
            <text:p>5.46149314834928E-262</text:p>
          </table:table-cell>
          <table:table-cell table:style-name="ce1" office:value-type="float" office:value="3.53924560291277E-158" calcext:value-type="float">
            <text:p>3.53924560291277E-158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litzPredictWhitepaper-en.24ece336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7]=[.E7];[.E7]=[.F7]);[.D7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0.999966461704085" calcext:value-type="float">
            <text:p>0.999966461704085</text:p>
          </table:table-cell>
          <table:table-cell table:style-name="ce1" office:value-type="float" office:value="0.0000335382959149748" calcext:value-type="float">
            <text:p>3.35382959149748E-05</text:p>
          </table:table-cell>
          <table:table-cell table:style-name="ce1" office:value-type="float" office:value="7.46480588260905E-036" calcext:value-type="float">
            <text:p>7.46480588260905E-36</text:p>
          </table:table-cell>
          <table:table-cell table:style-name="ce1"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cyd.txt</text:p>
          </table:table-cell>
          <table:table-cell/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D8]=[.E8];[.E8]=[.F8]);[.D8]=&quot;best&quot;);1;0)" office:value-type="float" office:value="0" calcext:value-type="float">
            <text:p>0</text:p>
          </table:table-cell>
          <table:table-cell/>
          <table:table-cell office:value-type="float" office:value="1.14208601879937E-066" calcext:value-type="float">
            <text:p>1.14208601879937E-66</text:p>
          </table:table-cell>
          <table:table-cell office:value-type="float" office:value="1" calcext:value-type="float">
            <text:p>1</text:p>
          </table:table-cell>
          <table:table-cell office:value-type="float" office:value="1.49460599928654E-152" calcext:value-type="float">
            <text:p>1.49460599928654E-15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napse_ai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mediocre</text:p>
          </table:table-cell>
          <table:table-cell table:formula="of:=IF(AND(AND([.D9]=[.E9];[.E9]=[.F9]);[.D9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829736103617E-034" calcext:value-type="float">
            <text:p>1.1829736103617E-34</text:p>
          </table:table-cell>
          <table:table-cell office:value-type="float" office:value="9.2553899040371E-032" calcext:value-type="float">
            <text:p>9.2553899040371E-3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P_GALACTIKKA_EN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formula="of:=IF(AND(AND([.D10]=[.E10];[.E10]=[.F10]);[.D10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102400981628E-175" calcext:value-type="float">
            <text:p>9.5102400981628E-175</text:p>
          </table:table-cell>
          <table:table-cell office:value-type="float" office:value="4.06701710553911E-214" calcext:value-type="float">
            <text:p>4.06701710553911E-214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lockfreightWhitepaperFinalDraft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11]=[.E11];[.E11]=[.F11]);[.D11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.11481616143285E-235" calcext:value-type="float">
            <text:p>2.11481616143285E-235</text:p>
          </table:table-cell>
          <table:table-cell table:style-name="ce1" office:value-type="float" office:value="2.78059843187384E-214" calcext:value-type="float">
            <text:p>2.78059843187384E-214</text:p>
          </table:table-cell>
          <table:table-cell table:style-name="ce1"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orter-BusinessPlan.txt</text:p>
          </table:table-cell>
          <table:table-cell/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12]=[.E12];[.E12]=[.F12]);[.D12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4184804043122E-043" calcext:value-type="float">
            <text:p>4.94184804043122E-43</text:p>
          </table:table-cell>
          <table:table-cell office:value-type="float" office:value="6.26058293262795E-123" calcext:value-type="float">
            <text:p>6.26058293262795E-12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Mesh_WP4.txt</text:p>
          </table:table-cell>
          <table:table-cell/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D13]=[.E13];[.E13]=[.F13]);[.D13]=&quot;best&quot;);1;0)" office:value-type="float" office:value="0" calcext:value-type="float">
            <text:p>0</text:p>
          </table:table-cell>
          <table:table-cell/>
          <table:table-cell office:value-type="float" office:value="6.80963053225672E-044" calcext:value-type="float">
            <text:p>6.80963053225672E-44</text:p>
          </table:table-cell>
          <table:table-cell office:value-type="float" office:value="2.52636888630663E-116" calcext:value-type="float">
            <text:p>2.52636888630663E-11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indsports_whitepaper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14]=[.E14];[.E14]=[.F14]);[.D14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.78051990701034E-117" calcext:value-type="float">
            <text:p>2.78051990701034E-117</text:p>
          </table:table-cell>
          <table:table-cell table:style-name="ce1" office:value-type="float" office:value="5.47222585381767E-082" calcext:value-type="float">
            <text:p>5.47222585381767E-82</text:p>
          </table:table-cell>
          <table:table-cell table:style-name="ce1"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O-Fluz-Fluz-Whitepaper.txt</text:p>
          </table:table-cell>
          <table:table-cell office:value-type="string" calcext:value-type="string">
            <text:p>Interesting?</text:p>
          </table:table-cell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15]=[.E15];[.E15]=[.F15]);[.D15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7222884465449E-159" calcext:value-type="float">
            <text:p>5.97222884465449E-159</text:p>
          </table:table-cell>
          <table:table-cell office:value-type="float" office:value="1.29557873192123E-154" calcext:value-type="float">
            <text:p>1.29557873192123E-15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gezer_Whitepaper.txt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D16]=[.E16];[.E16]=[.F16]);[.D16]=&quot;best&quot;);1;0)" office:value-type="float" office:value="0" calcext:value-type="float">
            <text:p>0</text:p>
          </table:table-cell>
          <table:table-cell/>
          <table:table-cell office:value-type="float" office:value="5.78476658885456E-065" calcext:value-type="float">
            <text:p>5.78476658885456E-65</text:p>
          </table:table-cell>
          <table:table-cell office:value-type="float" office:value="1" calcext:value-type="float">
            <text:p>1</text:p>
          </table:table-cell>
          <table:table-cell office:value-type="float" office:value="2.83736357481962E-087" calcext:value-type="float">
            <text:p>2.83736357481962E-8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ustaBit-final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D17]=[.E17];[.E17]=[.F17]);[.D17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4609292741072E-162" calcext:value-type="float">
            <text:p>1.84609292741072E-162</text:p>
          </table:table-cell>
          <table:table-cell office:value-type="float" office:value="3.7201317390983E-053" calcext:value-type="float">
            <text:p>3.7201317390983E-53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immer-wp-en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18]=[.E18];[.E18]=[.F18]);[.D18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.79496139945338E-175" calcext:value-type="float">
            <text:p>3.79496139945338E-175</text:p>
          </table:table-cell>
          <table:table-cell table:style-name="ce1" office:value-type="float" office:value="3.05542727800904E-161" calcext:value-type="float">
            <text:p>3.05542727800904E-161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apoleonXWhitepaperV3Jan2018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19]=[.E19];[.E19]=[.F19]);[.D19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7.36447237184877E-140" calcext:value-type="float">
            <text:p>7.36447237184877E-140</text:p>
          </table:table-cell>
          <table:table-cell table:style-name="ce1" office:value-type="float" office:value="6.5182845450967E-161" calcext:value-type="float">
            <text:p>6.5182845450967E-161</text:p>
          </table:table-cell>
          <table:table-cell table:style-name="ce1"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VRWP-ENGL-1.2.compressed.txt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D20]=[.E20];[.E20]=[.F20]);[.D20]=&quot;best&quot;);1;0)" office:value-type="float" office:value="0" calcext:value-type="float">
            <text:p>0</text:p>
          </table:table-cell>
          <table:table-cell/>
          <table:table-cell office:value-type="float" office:value="1.63742277795976E-096" calcext:value-type="float">
            <text:p>1.63742277795976E-96</text:p>
          </table:table-cell>
          <table:table-cell office:value-type="float" office:value="1" calcext:value-type="float">
            <text:p>1</text:p>
          </table:table-cell>
          <table:table-cell office:value-type="float" office:value="4.54873996044313E-054" calcext:value-type="float">
            <text:p>4.54873996044313E-5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tatrading_whitepaper_en.txt</text:p>
          </table:table-cell>
          <table:table-cell/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D21]=[.E21];[.E21]=[.F21]);[.D21]=&quot;best&quot;);1;0)" office:value-type="float" office:value="0" calcext:value-type="float">
            <text:p>0</text:p>
          </table:table-cell>
          <table:table-cell/>
          <table:table-cell office:value-type="float" office:value="2.22465310226504E-028" calcext:value-type="float">
            <text:p>2.22465310226504E-28</text:p>
          </table:table-cell>
          <table:table-cell office:value-type="float" office:value="0.00000000542651858335811" calcext:value-type="float">
            <text:p>5.42651858335811E-09</text:p>
          </table:table-cell>
          <table:table-cell office:value-type="float" office:value="0.999999994573481" calcext:value-type="float">
            <text:p>0.99999999457348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ntrux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D22]=[.E22];[.E22]=[.F22]);[.D22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2658598716006E-052" calcext:value-type="float">
            <text:p>4.92658598716006E-52</text:p>
          </table:table-cell>
          <table:table-cell office:value-type="float" office:value="2.19626818474343E-035" calcext:value-type="float">
            <text:p>2.19626818474343E-35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iftcash.en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formula="of:=IF(AND(AND([.D23]=[.E23];[.E23]=[.F23]);[.D23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8324888659423E-167" calcext:value-type="float">
            <text:p>3.38324888659423E-167</text:p>
          </table:table-cell>
          <table:table-cell office:value-type="float" office:value="4.9562714853346E-134" calcext:value-type="float">
            <text:p>4.9562714853346E-1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itePaper-ENG.txt</text:p>
          </table:table-cell>
          <table:table-cell/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24]=[.E24];[.E24]=[.F24]);[.D24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0027487401555E-018" calcext:value-type="float">
            <text:p>2.60027487401555E-18</text:p>
          </table:table-cell>
          <table:table-cell office:value-type="float" office:value="8.75129295458662E-115" calcext:value-type="float">
            <text:p>8.75129295458662E-115</text:p>
          </table:table-cell>
          <table:table-cell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INTED_Whitepaper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25]=[.E25];[.E25]=[.F25]);[.D25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.03149359327466E-059" calcext:value-type="float">
            <text:p>4.03149359327466E-59</text:p>
          </table:table-cell>
          <table:table-cell table:style-name="ce1" office:value-type="float" office:value="3.90994350774178E-183" calcext:value-type="float">
            <text:p>3.90994350774178E-183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kychain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26]=[.E26];[.E26]=[.F26]);[.D26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28236863537664E-051" calcext:value-type="float">
            <text:p>1.28236863537664E-51</text:p>
          </table:table-cell>
          <table:table-cell table:style-name="ce1" office:value-type="float" office:value="2.75813330024638E-110" calcext:value-type="float">
            <text:p>2.75813330024638E-110</text:p>
          </table:table-cell>
          <table:table-cell table:style-name="ce1"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k_Protocol_Whitepaper_V5_Listia_Inc.txt</text:p>
          </table:table-cell>
          <table:table-cell/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D27]=[.E27];[.E27]=[.F27]);[.D27]=&quot;best&quot;);1;0)" office:value-type="float" office:value="0" calcext:value-type="float">
            <text:p>0</text:p>
          </table:table-cell>
          <table:table-cell/>
          <table:table-cell office:value-type="float" office:value="3.15189220088885E-166" calcext:value-type="float">
            <text:p>3.15189220088885E-166</text:p>
          </table:table-cell>
          <table:table-cell office:value-type="float" office:value="1" calcext:value-type="float">
            <text:p>1</text:p>
          </table:table-cell>
          <table:table-cell office:value-type="float" office:value="2.67760509406337E-047" calcext:value-type="float">
            <text:p>2.67760509406337E-47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p-eng.txt</text:p>
          </table:table-cell>
          <table:table-cell/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28]=[.E28];[.E28]=[.F28]);[.D28]=&quot;best&quot;);1;0)" office:value-type="float" office:value="0" calcext:value-type="float">
            <text:p>0</text:p>
          </table:table-cell>
          <table:table-cell/>
          <table:table-cell office:value-type="float" office:value="8.98529414827604E-052" calcext:value-type="float">
            <text:p>8.98529414827604E-52</text:p>
          </table:table-cell>
          <table:table-cell office:value-type="float" office:value="7.17548124656599E-022" calcext:value-type="float">
            <text:p>7.17548124656599E-2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Nchain.txt</text:p>
          </table:table-cell>
          <table:table-cell/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D29]=[.E29];[.E29]=[.F29]);[.D29]=&quot;best&quot;);1;0)" office:value-type="float" office:value="0" calcext:value-type="float">
            <text:p>0</text:p>
          </table:table-cell>
          <table:table-cell/>
          <table:table-cell office:value-type="float" office:value="2.19761835949038E-018" calcext:value-type="float">
            <text:p>2.19761835949038E-18</text:p>
          </table:table-cell>
          <table:table-cell office:value-type="float" office:value="0.999999998613737" calcext:value-type="float">
            <text:p>0.999999998613737</text:p>
          </table:table-cell>
          <table:table-cell office:value-type="float" office:value="0.00000000138626287118844" calcext:value-type="float">
            <text:p>1.38626287118844E-09</text:p>
          </table:table-cell>
          <table:table-cell table:number-columns-repeated="101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whitepaper.txt</text:p>
          </table:table-cell>
          <table:table-cell table:style-name="ce1"/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30]=[.E30];[.E30]=[.F30]);[.D30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.64793093029741E-178" calcext:value-type="float">
            <text:p>6.64793093029741E-178</text:p>
          </table:table-cell>
          <table:table-cell table:style-name="ce1" office:value-type="float" office:value="5.70646877045949E-094" calcext:value-type="float">
            <text:p>5.70646877045949E-94</text:p>
          </table:table-cell>
          <table:table-cell table:style-name="ce1"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HITEPAPER_CRAFTY_en_PRE_ICO_122017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D31]=[.E31];[.E31]=[.F31]);[.D31]=&quot;best&quot;)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4661260711522E-059" calcext:value-type="float">
            <text:p>6.24661260711522E-59</text:p>
          </table:table-cell>
          <table:table-cell office:value-type="float" office:value="9.03863627671339E-124" calcext:value-type="float">
            <text:p>9.03863627671339E-124</text:p>
          </table:table-cell>
          <table:table-cell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itanium-Infrastructure-Services-White-Paper-v2.5.txt</text:p>
          </table:table-cell>
          <table:table-cell table:style-name="ce3" office:value-type="string" calcext:value-type="string">
            <text:p>https://icorating.com/ico/titanium-blockchain-infrastructure-services-tbis/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D32]=[.E32];[.E32]=[.F32]);[.D32]=&quot;best&quot;);1;0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.23126779230163E-227" calcext:value-type="float">
            <text:p>4.23126779230163E-227</text:p>
          </table:table-cell>
          <table:table-cell table:style-name="ce1" office:value-type="float" office:value="3.73590708567022E-109" calcext:value-type="float">
            <text:p>3.73590708567022E-109</text:p>
          </table:table-cell>
          <table:table-cell table:style-name="ce1"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itepaper_FINAL_V.18.1.txt</text:p>
          </table:table-cell>
          <table:table-cell/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33]=[.E33];[.E33]=[.F33]);[.D33]=&quot;best&quot;);1;0)" office:value-type="float" office:value="0" calcext:value-type="float">
            <text:p>0</text:p>
          </table:table-cell>
          <table:table-cell/>
          <table:table-cell office:value-type="float" office:value="0.999999999999096" calcext:value-type="float">
            <text:p>0.999999999999096</text:p>
          </table:table-cell>
          <table:table-cell office:value-type="float" office:value="9.00394549778651E-147" calcext:value-type="float">
            <text:p>9.00394549778651E-147</text:p>
          </table:table-cell>
          <table:table-cell office:value-type="float" office:value="0.000000000000904198904831103" calcext:value-type="float">
            <text:p>9.04198904831103E-1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ToKeNWhitepaper.txt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formula="of:=IF(AND(AND([.D34]=[.E34];[.E34]=[.F34]);[.D34]=&quot;best&quot;);1;0)" office:value-type="float" office:value="0" calcext:value-type="float">
            <text:p>0</text:p>
          </table:table-cell>
          <table:table-cell/>
          <table:table-cell office:value-type="float" office:value="0.999999999999963" calcext:value-type="float">
            <text:p>0.999999999999963</text:p>
          </table:table-cell>
          <table:table-cell office:value-type="float" office:value="0.0000000000000370060258326245" calcext:value-type="float">
            <text:p>3.70060258326245E-14</text:p>
          </table:table-cell>
          <table:table-cell office:value-type="float" office:value="1.06168884321972E-069" calcext:value-type="float">
            <text:p>1.06168884321972E-6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althureum-White-Paper.txt</text:p>
          </table:table-cell>
          <table:table-cell/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D35]=[.E35];[.E35]=[.F35]);[.D35]=&quot;best&quot;);1;0)" office:value-type="float" office:value="0" calcext:value-type="float">
            <text:p>0</text:p>
          </table:table-cell>
          <table:table-cell/>
          <table:table-cell office:value-type="float" office:value="1.87089968277504E-087" calcext:value-type="float">
            <text:p>1.87089968277504E-87</text:p>
          </table:table-cell>
          <table:table-cell office:value-type="float" office:value="3.73236520030229E-081" calcext:value-type="float">
            <text:p>3.73236520030229E-8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13:49:47.183023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21:13:54.469675524</dc:date>
    <meta:editing-duration>P1DT7H42M42S</meta:editing-duration>
    <meta:editing-cycles>7</meta:editing-cycles>
    <meta:generator>LibreOffice/5.4.1.2$MacOSX_X86_64 LibreOffice_project/ea7cb86e6eeb2bf3a5af73a8f7777ac570321527</meta:generator>
    <meta:document-statistic meta:table-count="1" meta:cell-count="313" meta:object-count="0"/>
  </office:meta>
</office:document-meta>
</file>